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0e0526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1c1360" style:font-size-asian="22pt" style:font-size-complex="22pt"/>
    </style:style>
    <style:style style:name="P3" style:family="paragraph" style:parent-style-name="Standard">
      <style:text-properties style:font-name="Century Schoolbook L" fo:font-size="22pt" officeooo:rsid="000c9da4" officeooo:paragraph-rsid="000c9da4" style:font-size-asian="22pt" style:font-size-complex="22pt"/>
    </style:style>
    <style:style style:name="P4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0e0526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0f62f0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198991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1c1360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c1360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de6cd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226f1f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officeooo:paragraph-rsid="000e0526"/>
    </style:style>
    <style:style style:name="P12" style:family="paragraph" style:parent-style-name="Standard">
      <style:paragraph-properties fo:text-align="justify" style:justify-single-word="false"/>
      <style:text-properties style:font-name="Century Schoolbook L" fo:font-size="14pt" fo:font-style="normal" fo:font-weight="normal" officeooo:rsid="00187a46" officeooo:paragraph-rsid="001de6cd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de6cd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Century Schoolbook L" fo:font-size="22pt" fo:font-style="normal" fo:font-weight="normal" officeooo:rsid="00187a46" officeooo:paragraph-rsid="001de6cd" style:font-size-asian="22pt" style:font-style-asian="normal" style:font-weight-asian="normal" style:font-size-complex="2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1de6cd" style:font-size-asian="22pt" style:font-size-complex="22pt"/>
    </style:style>
    <style:style style:name="T1" style:family="text">
      <style:text-properties officeooo:rsid="000e0526"/>
    </style:style>
    <style:style style:name="T2" style:family="text">
      <style:text-properties style:font-name="Century Schoolbook L" fo:font-size="14pt" officeooo:rsid="000e0526" style:font-size-asian="14pt" style:font-size-complex="14pt"/>
    </style:style>
    <style:style style:name="T3" style:family="text">
      <style:text-properties style:font-name="Century Schoolbook L" fo:font-size="14pt" officeooo:rsid="000f62f0" style:font-size-asian="14pt" style:font-size-complex="14pt"/>
    </style:style>
    <style:style style:name="T4" style:family="text">
      <style:text-properties style:font-name="Century Schoolbook L" fo:font-size="14pt" officeooo:rsid="00104ea0" style:font-size-asian="14pt" style:font-size-complex="14pt"/>
    </style:style>
    <style:style style:name="T5" style:family="text">
      <style:text-properties officeooo:rsid="000f62f0"/>
    </style:style>
    <style:style style:name="T6" style:family="text">
      <style:text-properties officeooo:rsid="00104ea0"/>
    </style:style>
    <style:style style:name="T7" style:family="text">
      <style:text-properties officeooo:rsid="00115d53"/>
    </style:style>
    <style:style style:name="T8" style:family="text">
      <style:text-properties officeooo:rsid="00129157"/>
    </style:style>
    <style:style style:name="T9" style:family="text">
      <style:text-properties style:font-name="Century Schoolbook L1" officeooo:rsid="00129157"/>
    </style:style>
    <style:style style:name="T10" style:family="text">
      <style:text-properties style:font-name="Century Schoolbook L1" fo:font-style="normal" fo:font-weight="normal" officeooo:rsid="00129157" style:font-style-asian="normal" style:font-weight-asian="normal" style:font-style-complex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29157" style:font-style-asian="italic" style:font-style-complex="italic"/>
    </style:style>
    <style:style style:name="T13" style:family="text">
      <style:text-properties fo:font-style="italic" officeooo:rsid="00148a5d" style:font-style-asian="italic" style:font-style-complex="italic"/>
    </style:style>
    <style:style style:name="T14" style:family="text">
      <style:text-properties fo:font-style="italic" officeooo:rsid="00226f1f" style:font-style-asian="italic" style:font-style-complex="italic"/>
    </style:style>
    <style:style style:name="T15" style:family="text">
      <style:text-properties fo:font-style="italic" officeooo:rsid="0028f63a" style:font-style-asian="italic" style:font-style-complex="italic"/>
    </style:style>
    <style:style style:name="T16" style:family="text">
      <style:text-properties fo:font-style="italic" fo:font-weight="normal" officeooo:rsid="00148a5d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de6cd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0fa2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26f1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356fe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303b3a" style:font-style-asian="italic" style:font-weight-asian="normal" style:font-style-complex="italic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48a5d" style:font-weight-asian="bold" style:font-weight-complex="bold"/>
    </style:style>
    <style:style style:name="T24" style:family="text">
      <style:text-properties fo:font-weight="bold" officeooo:rsid="00226f1f" style:font-weight-asian="bold" style:font-weight-complex="bold"/>
    </style:style>
    <style:style style:name="T25" style:family="text">
      <style:text-properties officeooo:rsid="00148a5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148a5d" style:font-style-asian="normal" style:font-style-complex="normal"/>
    </style:style>
    <style:style style:name="T28" style:family="text">
      <style:text-properties fo:font-style="normal" officeooo:rsid="00226f1f" style:font-style-asian="normal" style:font-style-complex="normal"/>
    </style:style>
    <style:style style:name="T29" style:family="text">
      <style:text-properties fo:font-style="normal" officeooo:rsid="00225637" style:font-style-asian="normal" style:font-style-complex="normal"/>
    </style:style>
    <style:style style:name="T30" style:family="text">
      <style:text-properties fo:font-style="normal" officeooo:rsid="0027f89c" style:font-style-asian="normal" style:font-style-complex="normal"/>
    </style:style>
    <style:style style:name="T31" style:family="text">
      <style:text-properties fo:font-style="normal" officeooo:rsid="0028f63a" style:font-style-asian="normal" style:font-style-complex="normal"/>
    </style:style>
    <style:style style:name="T32" style:family="text">
      <style:text-properties fo:font-style="normal" officeooo:rsid="00129157" style:font-style-asian="normal" style:font-style-complex="normal"/>
    </style:style>
    <style:style style:name="T33" style:family="text">
      <style:text-properties fo:font-style="normal" officeooo:rsid="00299a57" style:font-style-asian="normal" style:font-style-complex="normal"/>
    </style:style>
    <style:style style:name="T34" style:family="text">
      <style:text-properties fo:font-style="normal" officeooo:rsid="002b77f3" style:font-style-asian="normal" style:font-style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48a5d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74b95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87a46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de6cd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de730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1fe335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0fa2f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26f1f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356fe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259644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60da3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bb004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da54e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f6d8a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1de6cd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1de730" style:font-style-asian="normal" style:font-weight-asian="bold" style:font-style-complex="normal" style:font-weight-complex="bold"/>
    </style:style>
    <style:style style:name="T53" style:family="text">
      <style:text-properties officeooo:rsid="00198991"/>
    </style:style>
    <style:style style:name="T54" style:family="text">
      <style:text-properties officeooo:rsid="001c1360"/>
    </style:style>
    <style:style style:name="T55" style:family="text">
      <style:text-properties style:text-position="super 58%"/>
    </style:style>
    <style:style style:name="T56" style:family="text">
      <style:text-properties officeooo:rsid="001de6cd"/>
    </style:style>
    <style:style style:name="T57" style:family="text">
      <style:text-properties officeooo:rsid="00225637"/>
    </style:style>
    <style:style style:name="T58" style:family="text">
      <style:text-properties officeooo:rsid="0028f63a"/>
    </style:style>
    <style:style style:name="T59" style:family="text">
      <style:text-properties officeooo:rsid="00299a57"/>
    </style:style>
    <style:style style:name="T60" style:family="text">
      <style:text-properties officeooo:rsid="00303b3a"/>
    </style:style>
    <style:style style:name="T61" style:family="text">
      <style:text-properties officeooo:rsid="003131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xGrid Specification and Layout Scripts</text:p>
      <text:p text:style-name="P3"/>
      <text:p text:style-name="P4">This document describes the contents and forms of Specification and Layout Scripts as used with the HexGrid program.</text:p>
      <text:p text:style-name="P4"/>
      <text:p text:style-name="P7">Layout Scripts tell HexGrid the locations of posts it should generate. <text:s text:c="2"/>Specification Scripts tell it where to draw cylinders between posts.</text:p>
      <text:p text:style-name="P7"/>
      <text:p text:style-name="P7">Note, <text:span text:style-name="T54">the layout and </text:span>cylinder<text:span text:style-name="T54">s</text:span> <text:span text:style-name="T54">scripts that </text:span>HexGrid <text:span text:style-name="T54">uses are selected per command-line parameter values. <text:s/>I</text:span>f the first parameter is a valid integer k (or blank, <text:span text:style-name="T54">which means</text:span> k=0), <text:span text:style-name="T54">then</text:span> hexGrid uses the k<text:span text:style-name="T55">th </text:span>built-in script set. <text:s/><text:span text:style-name="T54">Each </text:span>built-in script set<text:span text:style-name="T54"> contains a </text:span>layout script and <text:span text:style-name="T54">a</text:span> <text:s/>cylinder<text:span text:style-name="T54">s</text:span> script. <text:s/><text:span text:style-name="T54">Otherwise,</text:span> the first parameter should be the name of a file containing <text:span text:style-name="T54">such</text:span> script<text:span text:style-name="T54">s</text:span>. <text:span text:style-name="T54"><text:s text:c="2"/>In a script file, lines beginning with # are comment lines. <text:s/>Lines of form `=xd` are section separator lines, where x is P, L, or C for parameter values, layout script, or </text:span>cylinder<text:span text:style-name="T54"> script, and d is don’t-care text. <text:s/>For examples, see `eg-pentagon-script`.</text:span></text:p>
      <text:p text:style-name="P4"/>
      <text:p text:style-name="P2">Layout Scripts</text:p>
      <text:p text:style-name="P8">Layout Scripts tell <text:span text:style-name="T1">HexGrid </text:span>what sort of post arrangement to generate. <text:s/>A layout script consists of a series of entries separated by semicolons.</text:p>
      <text:p text:style-name="P8"/>
      <text:p text:style-name="P8">There are <text:span text:style-name="T56">several </text:span>kinds of entries: Polygon; Rectangle grid; Triangle grid; <text:span text:style-name="T56">Line of points; Collection of x,y,z points; and Base point</text:span>. <text:s/>Each entry begins with a letter, <text:span text:style-name="T57">B, C, L, </text:span>P, <text:span text:style-name="T25">R,</text:span> <text:span text:style-name="T57">or T t</text:span>o designate its type. <text:s/><text:span text:style-name="T59">Note: HexGrid applies a scale factor to all the location data (coordinates and radii) when producing output. The scale factor is </text:span><text:span text:style-name="T33">given by</text:span><text:span text:style-name="T32"> command line parameter</text:span><text:span text:style-name="T33"> SF </text:span><text:span text:style-name="T34">and its </text:span><text:span text:style-name="T32">default value </text:span><text:span text:style-name="T34">is</text:span><text:span text:style-name="T33"> </text:span><text:span text:style-name="T32">100.</text:span></text:p>
      <text:p text:style-name="P8"/>
      <text:p text:style-name="P10">Each <text:span text:style-name="T24">base point</text:span> entry has three parameters: <text:span text:style-name="T14">x,y,z,</text:span><text:span text:style-name="T28"> which specify an anchor point, or base point, denoted </text:span><text:span text:style-name="T14">BP</text:span><text:span text:style-name="T28">, for use when treating </text:span><text:span text:style-name="T29">C, L, </text:span><text:span text:style-name="T26">P, </text:span><text:span text:style-name="T27">R,</text:span><text:span text:style-name="T26"> </text:span><text:span text:style-name="T29">or T </text:span><text:span text:style-name="T28">entries. <text:s/>By default </text:span><text:span text:style-name="T14">BP</text:span><text:span text:style-name="T28"> <text:s/>is (0,0,0). <text:s/></text:span><text:span text:style-name="T30">Example: <text:s/></text:span><text:span text:style-name="T27">"</text:span><text:span text:style-name="T30">B</text:span><text:span text:style-name="T27"> 5.7, 2.2, 1.5;" </text:span><text:span text:style-name="T30">sets </text:span><text:span text:style-name="T14">BP</text:span><text:span text:style-name="T30"> <text:s/>to (</text:span><text:span text:style-name="T27">5.7, 2.2, 1.5</text:span><text:span text:style-name="T30">).</text:span></text:p>
      <text:p text:style-name="P10"/>
      <text:p text:style-name="P10"><text:span text:style-name="T26">Each </text:span><text:span text:style-name="T50">polygon</text:span><text:span text:style-name="T26"> entry has three parameters, </text:span><text:span text:style-name="T15">n, r, a0.</text:span><text:span text:style-name="T31"> <text:s/></text:span><text:span text:style-name="T11">n</text:span> <text:span text:style-name="T58">is </text:span>corner <text:span text:style-name="T61">count</text:span>; <text:span text:style-name="T12">r</text:span><text:span text:style-name="T8"> is radius from </text:span><text:span text:style-name="T14">BP</text:span><text:span text:style-name="T8"> <text:s/>to corners; and </text:span><text:span text:style-name="T12">a0</text:span><text:span text:style-name="T8"> is the angle from </text:span><text:span text:style-name="T14">BP</text:span><text:span text:style-name="T8"> <text:s/>to the first corner, in degrees CCW from the positive x axis. Post numbers increase going CCW. For example, "P5,1,0;" denotes a pentagon of posts with radius 1 (before scaling). <text:s/>As another example, "P12, 3.37, 11.5;" denotes a 12-gon of radius 3.37, rotated 11.5</text:span><text:span text:style-name="T9">˚</text:span><text:span text:style-name="T8"> CCW.</text:span></text:p>
      <text:p text:style-name="P8"/>
      <text:p text:style-name="P8">Each <text:span text:style-name="T23">r</text:span><text:span text:style-name="T22">ectangle grid</text:span> entry has <text:span text:style-name="T25">four</text:span> parameters, <text:span text:style-name="T21">r, c,</text:span><text:span text:style-name="T17"> dx, dy.</text:span> <text:s/><text:span text:style-name="T60">Integers </text:span><text:span text:style-name="T13">r</text:span><text:span text:style-name="T25"> and </text:span><text:span text:style-name="T13">c</text:span> <text:span text:style-name="T60">are the</text:span> number of <text:span text:style-name="T25">rows and columns to generate; decimals </text:span><text:span text:style-name="T16">dx</text:span><text:span text:style-name="T25"> and </text:span><text:span text:style-name="T13">dy</text:span><text:span text:style-name="T25"> are the width and height between columns and rows. <text:s/>Example: "R 5, 7, 2.2, 1.5;" makes a rectangular grid of posts, with five rows and seven columns, with columns spaced 2.2 apart and rows spaced 1.5 apart (before scaling). <text:s/></text:span><text:span text:style-name="T23">Note: for r</text:span><text:span text:style-name="T22">ectangle</text:span><text:span text:style-name="T23"> and </text:span><text:span text:style-name="T22">t</text:span><text:span text:style-name="T23">ri</text:span><text:span text:style-name="T22">angle</text:span><text:span text:style-name="T23"> grids</text:span><text:span text:style-name="T25">, p</text:span><text:span text:style-name="T48">o</text:span><text:span text:style-name="T43">ints </text:span><text:span text:style-name="T48">in the same row have consecutive</text:span><text:span text:style-name="T43"> number</text:span><text:span text:style-name="T48">s.</text:span><text:span text:style-name="T43"> </text:span><text:span text:style-name="T49">A grid’s</text:span><text:span text:style-name="T43"> first point </text:span><text:span text:style-name="T49">is </text:span><text:span text:style-name="T43">at</text:span><text:span text:style-name="T8"> </text:span><text:span text:style-name="T14">BP</text:span><text:span text:style-name="T43">, </text:span><text:span text:style-name="T48">the second </text:span><text:span text:style-name="T49">is</text:span><text:span text:style-name="T48"> at </text:span><text:span text:style-name="T19">BP</text:span><text:span text:style-name="T48">+(dx,0,0), and so forth.</text:span></text:p>
      <text:p text:style-name="P8"/>
      <text:p text:style-name="P9">Each <text:span text:style-name="T22">t</text:span><text:span text:style-name="T23">ri</text:span><text:span text:style-name="T22">angle grid</text:span> entry has <text:span text:style-name="T25">four</text:span> parameters, <text:span text:style-name="T21">r, c,</text:span><text:span text:style-name="T17"> dx, dy,</text:span> <text:span text:style-name="T60">where</text:span> <text:span text:style-name="T13">r</text:span><text:span text:style-name="T25"> and </text:span><text:span text:style-name="T13">c</text:span> <text:span text:style-name="T60">are the</text:span> number of <text:span text:style-name="T25">rows and columns to generate and </text:span><text:span text:style-name="T16">dx</text:span><text:span text:style-name="T25">, </text:span><text:span text:style-name="T13">dy</text:span><text:span text:style-name="T25"> are width and height between columns and rows. <text:s/>Even-numbered rows have one fewer points than do odd-numbered rows. <text:s/>Thus, row 0 has </text:span><text:span text:style-name="T13">r</text:span><text:span text:style-name="T25"> posts in it, row 1 has </text:span><text:span text:style-name="T13">r</text:span><text:span text:style-name="T27">+1,</text:span><text:span text:style-name="T25"> row 2 has </text:span><text:span text:style-name="T13">r,</text:span><text:span text:style-name="T25"> </text:span><text:soft-page-break/><text:span text:style-name="T25">and so forth, giving </text:span><text:span text:style-name="T13">rc</text:span><text:span text:style-name="T25">+(</text:span><text:span text:style-name="T13">r</text:span><text:span text:style-name="T25">//2) points in all. <text:s/>Even-numbered rows are offset by <text:s/></text:span><text:span text:style-name="T16">dx</text:span><text:span text:style-name="T36">/</text:span><text:span text:style-name="T37">2 relative to odd-numbered rows.</text:span><text:span text:style-name="T36"> <text:s/>Example: "</text:span><text:span text:style-name="T38">T5, 5, 1, 0.866</text:span><text:span text:style-name="T36">" </text:span><text:span text:style-name="T38">produces 27 posts </text:span><text:span text:style-name="T45">(</text:span><text:span text:style-name="T38">27</text:span><text:span text:style-name="T45">=</text:span><text:span text:style-name="T46">5</text:span><text:span text:style-name="T10">·</text:span><text:span text:style-name="T45">5+</text:span><text:span text:style-name="T46">5//2</text:span><text:span text:style-name="T45">)</text:span><text:span text:style-name="T38"> that are on a grid of equilateral triangles </text:span><text:span text:style-name="T47">with</text:span><text:span text:style-name="T38"> unit si</text:span><text:span text:style-name="T47">d</text:span><text:span text:style-name="T38">e.</text:span></text:p>
      <text:p text:style-name="P12"/>
      <text:p text:style-name="P9"><text:span text:style-name="T35">Each </text:span><text:span text:style-name="T50">l</text:span><text:span text:style-name="T51">ine</text:span><text:span text:style-name="T50"> </text:span><text:span text:style-name="T51">of points</text:span><text:span text:style-name="T35"> entry has </text:span><text:span text:style-name="T43">four</text:span><text:span text:style-name="T35"> parameters: <text:s/></text:span><text:span text:style-name="T17">n, dx, dy, d</text:span><text:span text:style-name="T18">z</text:span><text:span text:style-name="T17">.</text:span><text:span text:style-name="T39"> <text:s text:c="2"/></text:span><text:span text:style-name="T17">n </text:span><text:span text:style-name="T39">is the number of points in the line. <text:s/></text:span><text:span text:style-name="T43">T</text:span><text:span text:style-name="T39">he first point in the line </text:span><text:span text:style-name="T43">is at </text:span><text:span text:style-name="T19">BP </text:span><text:span text:style-name="T43">and</text:span><text:span text:style-name="T39"> (</text:span><text:span text:style-name="T17">dx,dy,d</text:span><text:span text:style-name="T18">z</text:span><text:span text:style-name="T39">) is the x,y,</text:span><text:span text:style-name="T42">z</text:span><text:span text:style-name="T39"> step between </text:span><text:span text:style-name="T44">consecutive </text:span><text:span text:style-name="T39">points. <text:s/></text:span><text:span text:style-name="T40">Example: </text:span><text:span text:style-name="T43">If </text:span><text:span text:style-name="T19">BP </text:span><text:span text:style-name="T43">is (</text:span><text:span text:style-name="T40">2, -2, .</text:span><text:span text:style-name="T42">2</text:span><text:span text:style-name="T43">), </text:span><text:span text:style-name="T44">then </text:span><text:span text:style-name="T40">`L</text:span><text:span text:style-name="T41">4</text:span><text:span text:style-name="T40"> </text:span><text:span text:style-name="T41">3</text:span><text:span text:style-name="T40">,</text:span><text:span text:style-name="T41">1,.</text:span><text:span text:style-name="T42">01</text:span><text:span text:style-name="T40">;` makes posts at (</text:span><text:span text:style-name="T41">2</text:span><text:span text:style-name="T40">, -</text:span><text:span text:style-name="T41">2, </text:span><text:span text:style-name="T42">0</text:span><text:span text:style-name="T41">.</text:span><text:span text:style-name="T42">2</text:span><text:span text:style-name="T40">); (</text:span><text:span text:style-name="T41">5</text:span><text:span text:style-name="T40">, -</text:span><text:span text:style-name="T49">1</text:span><text:span text:style-name="T41">, </text:span><text:span text:style-name="T42">0</text:span><text:span text:style-name="T41">.</text:span><text:span text:style-name="T42">21</text:span><text:span text:style-name="T40">); (</text:span><text:span text:style-name="T41">8</text:span><text:span text:style-name="T40">, </text:span><text:span text:style-name="T49">0</text:span><text:span text:style-name="T41">, </text:span><text:span text:style-name="T42">0</text:span><text:span text:style-name="T41">.</text:span><text:span text:style-name="T42">22</text:span><text:span text:style-name="T40">); (</text:span><text:span text:style-name="T41">11</text:span><text:span text:style-name="T40">, </text:span><text:span text:style-name="T49">1</text:span><text:span text:style-name="T41">, </text:span><text:span text:style-name="T42">0</text:span><text:span text:style-name="T41">.</text:span><text:span text:style-name="T42">23</text:span><text:span text:style-name="T40">).</text:span></text:p>
      <text:p text:style-name="P9"/>
      <text:p text:style-name="P9"><text:span text:style-name="T39">Each </text:span><text:span text:style-name="T52">collection o</text:span><text:span text:style-name="T51">f points</text:span><text:span text:style-name="T39"> entry </text:span><text:span text:style-name="T41">has a list</text:span><text:span text:style-name="T40"> of x,y,</text:span><text:span text:style-name="T44">z</text:span><text:span text:style-name="T40"> </text:span><text:span text:style-name="T41">va</text:span><text:span text:style-name="T40">l</text:span><text:span text:style-name="T41">u</text:span><text:span text:style-name="T40">es, </text:span><text:span text:style-name="T41">and </text:span><text:span text:style-name="T40">a semicolon terminat</text:span><text:span text:style-name="T41">or</text:span><text:span text:style-name="T40">. <text:s/></text:span><text:span text:style-name="T44">For each x,y,z value, a post is produced at </text:span><text:span text:style-name="T20">BP</text:span><text:span text:style-name="T44">+(x,y,z). </text:span><text:span text:style-name="T40"><text:s/>Example: </text:span><text:span text:style-name="T44">If BP is (</text:span><text:span text:style-name="T45">0.</text:span><text:span text:style-name="T44">1, 0.</text:span><text:span text:style-name="T45">2</text:span><text:span text:style-name="T44">, 0.</text:span><text:span text:style-name="T45">3</text:span><text:span text:style-name="T44">), then </text:span><text:span text:style-name="T40">`</text:span><text:span text:style-name="T41">C 1</text:span><text:span text:style-name="T40">,</text:span><text:span text:style-name="T41">1,</text:span><text:span text:style-name="T45">1</text:span><text:span text:style-name="T44">, </text:span><text:span text:style-name="T41"><text:s/>4,4,</text:span><text:span text:style-name="T44">1,</text:span><text:span text:style-name="T41"> 5,6,</text:span><text:span text:style-name="T45">7</text:span><text:span text:style-name="T41"> </text:span><text:span text:style-name="T45">7,</text:span><text:span text:style-name="T41">11,</text:span><text:span text:style-name="T45">1</text:span><text:span text:style-name="T44">3</text:span><text:span text:style-name="T40">;` makes posts at (</text:span><text:span text:style-name="T45">1</text:span><text:span text:style-name="T41">.</text:span><text:span text:style-name="T45">1</text:span><text:span text:style-name="T41">, 1.</text:span><text:span text:style-name="T45">2</text:span><text:span text:style-name="T40">, </text:span><text:span text:style-name="T45">1</text:span><text:span text:style-name="T41">.</text:span><text:span text:style-name="T45">3</text:span><text:span text:style-name="T41">);</text:span><text:span text:style-name="T40"> (</text:span><text:span text:style-name="T45">4.1</text:span><text:span text:style-name="T40">, </text:span><text:span text:style-name="T41">4.</text:span><text:span text:style-name="T45">2</text:span><text:span text:style-name="T40">, </text:span><text:span text:style-name="T44">1</text:span><text:span text:style-name="T41">.</text:span><text:span text:style-name="T45">3</text:span><text:span text:style-name="T40">); (</text:span><text:span text:style-name="T45">5.1</text:span><text:span text:style-name="T40">, </text:span><text:span text:style-name="T41">6.</text:span><text:span text:style-name="T45">2</text:span><text:span text:style-name="T40">, </text:span><text:span text:style-name="T45">7</text:span><text:span text:style-name="T41">.</text:span><text:span text:style-name="T45">3</text:span><text:span text:style-name="T40">); </text:span><text:span text:style-name="T45">and </text:span><text:span text:style-name="T40">(</text:span><text:span text:style-name="T45">7.1</text:span><text:span text:style-name="T40">, </text:span><text:span text:style-name="T45">11</text:span><text:span text:style-name="T41">.</text:span><text:span text:style-name="T45">2</text:span><text:span text:style-name="T40">, </text:span><text:span text:style-name="T45">13</text:span><text:span text:style-name="T41">.</text:span><text:span text:style-name="T45">3</text:span><text:span text:style-name="T40">), </text:span><text:span text:style-name="T41">in order</text:span><text:span text:style-name="T40">.</text:span></text:p>
      <text:p text:style-name="P14"/>
      <text:p text:style-name="P15">Specification Scripts</text:p>
      <text:p text:style-name="P11"><text:span text:style-name="T2">A Specification Script is a string of </text:span><text:span text:style-name="T3">entries, each</text:span><text:span text:style-name="T2"> specif</text:span><text:span text:style-name="T3">ying one </text:span><text:span text:style-name="T2">cylinder. <text:s/>Each entry </text:span><text:span text:style-name="T3">is </text:span><text:span text:style-name="T2">composed of optional &lt;color&gt;, &lt;diam&gt;, &lt;</text:span><text:span text:style-name="T4">post</text:span><text:span text:style-name="T2">&gt;, and &lt;</text:span><text:span text:style-name="T4">level</text:span><text:span text:style-name="T2">&gt; elements; </text:span><text:span text:style-name="T3">e</text:span><text:span text:style-name="T2">ach entry is terminated by a semicolon, </text:span><text:span text:style-name="T3">as explained below</text:span><text:span text:style-name="T2">. <text:s text:c="2"/></text:span><text:span text:style-name="T3">Here is an example script which draws four thin differently-colored horizontal cylinders at different levels: </text:span><text:span text:style-name="T2">"</text:span><text:span text:style-name="T3">q</text:span><text:span text:style-name="T2">G</text:span><text:span text:style-name="T3"> </text:span><text:span text:style-name="T2">0a1</text:span><text:span text:style-name="T3">a</text:span><text:span text:style-name="T2">; </text:span><text:span text:style-name="T3">R2bb3; C4cc5; M6dd7;</text:span><text:span text:style-name="T2">". <text:s/></text:span><text:span text:style-name="T4">In this example, </text:span><text:span text:style-name="T2">"</text:span><text:span text:style-name="T3">R2bb3;</text:span><text:span text:style-name="T2">" </text:span><text:span text:style-name="T4">specifies a red cylinder of thickness q from level b of post 2 to level b of post 3.</text:span></text:p>
      <text:p text:style-name="P4"/>
      <text:p text:style-name="P4"><text:s/>&lt;color&gt; is one of G, Y, R, B, C, or M for green, yellow, red, blue, cyan, magenta.</text:p>
      <text:p text:style-name="P4"/>
      <text:p text:style-name="P4">&lt;diam&gt; is p or q, where (by default) p is thick, q is thin.</text:p>
      <text:p text:style-name="P4"/>
      <text:p text:style-name="P4">Each <text:span text:style-name="T7">entry</text:span> <text:span text:style-name="T7">allows optional</text:span> &lt;post&gt; <text:span text:style-name="T6">numbers and optional</text:span> &lt;level&gt; <text:span text:style-name="T6">codes</text:span>, <text:span text:style-name="T6">that is,</text:span> a letter (a-e) for a level on a post. <text:s/>Level a is low, e is high, and others are spread <text:span text:style-name="T5">p</text:span>roportionally between. <text:s/><text:span text:style-name="T6">For example, </text:span>"<text:span text:style-name="T6">14b26c;</text:span>" <text:span text:style-name="T6">specifies a <text:s/></text:span>cylinder <text:span text:style-name="T6">from level b on post 14 to level c on post 26, using whatever color and diameter were previously specified.</text:span> <text:s/><text:span text:style-name="T7">As another example, </text:span>"<text:span text:style-name="T7">7e;</text:span>" <text:span text:style-name="T6">specifies a <text:s/></text:span>cylinder <text:span text:style-name="T6">to level e on post 7, from the most recently given post and level, using previously specified color and diameter. </text:span></text:p>
      <text:p text:style-name="P5"/>
      <text:p text:style-name="P5">The semicolon after <text:span text:style-name="T5">an entry </text:span>is required punctuation. <text:s/>Whenever a semicolon <text:s/>appears, a cylinder is produced, using the most recent<text:span text:style-name="T5">ly given</text:span> post numbers and levels, whatever they are, and the most recent color and diameter.</text:p>
      <text:p text:style-name="P5"/>
      <text:p text:style-name="P5"><text:span text:style-name="T5">M</text:span>ost elements are optional within each entry, and elements not given remain as previously specified. <text:s/>For example, the specification "Ccc0,1;2;3;4;" draws four cyan-colored cylinders, in a chain from post 0 to 1 to 2 to 3 to 4, with all <text:span text:style-name="T5">cylinder-</text:span>ends at level c. <text:span text:style-name="T7">As another example, </text:span>"qCab0,1;c;d;e;" <text:span text:style-name="T7">draws four thin cylinders between posts 0 and 1, going from 0a to 1b; from 0b to 1c; from 0c to 1d; and from 0d to 1e.</text:span></text:p>
      <text:p text:style-name="P5"/>
      <text:p text:style-name="P6"><text:span text:style-name="T53">I</text:span>nitial defaults <text:span text:style-name="T53">for c</text:span>olor, thickness, level, and <text:span text:style-name="T53">post </text:span>are G, p, a, <text:span text:style-name="T53">0</text:span>. <text:s/>White space and characters <text:span text:style-name="T5">not listed above </text:span>are ignored, except that they delimit post numbers. For example, the entries quoted in the following set are equivalent: { "Gp0a1e;" "pG0ae1;" "ae0Gp1;"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7:08:47.603414186</meta:creation-date>
    <dc:date>2020-02-10T01:10:41.006263303</dc:date>
    <meta:editing-duration>PT11H9M34S</meta:editing-duration>
    <meta:editing-cycles>12</meta:editing-cycles>
    <meta:generator>LibreOffice/6.1.6.3$Linux_X86_64 LibreOffice_project/10$Build-3</meta:generator>
    <meta:print-date>2020-02-09T20:22:06.416268918</meta:print-date>
    <meta:document-statistic meta:table-count="0" meta:image-count="0" meta:object-count="0" meta:page-count="2" meta:paragraph-count="21" meta:word-count="1030" meta:character-count="5933" meta:non-whitespace-character-count="4871"/>
  </office:meta>
</office:document-meta>
</file>